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nnari1" svg:font-family="Kinnari"/>
    <style:font-face style:name="TakaoPMincho" svg:font-family="TakaoPMincho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Umpush" svg:font-family="Umpush" style:font-family-generic="system" style:font-pitch="variable"/>
  </office:font-face-decls>
  <office:automatic-styles>
    <style:style style:name="P1" style:family="paragraph" style:parent-style-name="Text_20_body">
      <style:text-properties officeooo:rsid="001aeeb9" officeooo:paragraph-rsid="001aeeb9"/>
    </style:style>
    <style:style style:name="P2" style:family="paragraph" style:parent-style-name="Text_20_body">
      <style:text-properties officeooo:rsid="0025cd4c" officeooo:paragraph-rsid="001aeeb9"/>
    </style:style>
    <style:style style:name="P3" style:family="paragraph" style:parent-style-name="Text_20_body">
      <style:text-properties officeooo:rsid="0028f62a" officeooo:paragraph-rsid="0028f62a"/>
    </style:style>
    <style:style style:name="P4" style:family="paragraph" style:parent-style-name="Text_20_body">
      <style:paragraph-properties style:writing-mode="lr-tb"/>
      <style:text-properties officeooo:rsid="0028f62a" officeooo:paragraph-rsid="002d1e6b"/>
    </style:style>
    <style:style style:name="P5" style:family="paragraph" style:parent-style-name="Heading_20_1">
      <style:paragraph-properties style:writing-mode="lr-tb"/>
    </style:style>
    <style:style style:name="T1" style:family="text">
      <style:text-properties officeooo:rsid="001b44f9"/>
    </style:style>
    <style:style style:name="T2" style:family="text">
      <style:text-properties officeooo:rsid="00247d8a"/>
    </style:style>
    <style:style style:name="T3" style:family="text">
      <style:text-properties officeooo:rsid="00271c71"/>
    </style:style>
    <style:style style:name="T4" style:family="text">
      <style:text-properties officeooo:rsid="002a6fcf"/>
    </style:style>
    <style:style style:name="T5" style:family="text">
      <style:text-properties officeooo:rsid="002d1e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span text:style-name="T2">The </text:span>Initialization <text:span text:style-name="T3">Process of Pulsar Sequencer</text:span></text:h>
      <text:p text:style-name="P1"><text:span text:style-name="T1">The script</text:span> kawapad-extension.scm <text:span text:style-name="T1">is executed whenever a KawaPad class is loaded. The script file is executed by KawaPad.init(). KawaPad has an event management system. The system has </text:span><text:span text:style-name="Untitled1"><text:span text:style-name="T1">CREATE</text:span></text:span><text:span text:style-name="T1"> event and </text:span><text:span text:style-name="Untitled1"><text:span text:style-name="T1">INIT</text:span></text:span><text:span text:style-name="T1"> event and they are distinct events. Understanding the difference between two is crucial. </text:span><text:span text:style-name="Untitled1"><text:span text:style-name="T1">CREATE</text:span></text:span><text:span text:style-name="T1"> event is executed only when KawaPad class is loaded to JVM; in the meantime </text:span><text:span text:style-name="Untitled1"><text:span text:style-name="T1">INIT</text:span></text:span><text:span text:style-name="T1"> event is executed every time KawaPad is instantiated.</text:span></text:p>
      <text:p text:style-name="P2"/>
      <text:p text:style-name="P3">(Thu, 08 Aug 2019 12:00:27 +0900)</text:p>
      <text:p text:style-name="P4">Those Kawa script files could be built by script. <text:span text:style-name="T5">But I decided not to let it do that.</text:span></text:p>
      <text:p text:style-name="P3">I think those built-in procedures of Pulsar/KawaPad should be manually “imported” because those are not crucial to run the systems. <text:span text:style-name="T4">These should be eagerly replaced by users. In the meantime, Pulsar/KawaPad is already not user friendly and these might be difficult to learn how to use. The first step entering the Pulsar world should be without complicated processes of installing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nnari1" svg:font-family="Kinnari"/>
    <style:font-face style:name="TakaoPMincho" svg:font-family="TakaoPMincho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MS PGothic" svg:font-family="'MS PGothic'" style:font-family-generic="modern" style:font-pitch="fixed"/>
    <style:font-face style:name="Liberation Sans" svg:font-family="'Liberation Sans'" style:font-family-generic="swiss" style:font-pitch="variable"/>
    <style:font-face style:name="Kinnari" svg:font-family="Kinnari" style:font-family-generic="system" style:font-pitch="variable"/>
    <style:font-face style:name="Umpush" svg:font-family="Umpush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akaoPMincho" style:font-size-asian="12pt" style:language-asian="ja" style:country-asian="JP" style:font-name-complex="Kinnari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TakaoPMincho" style:font-size-asian="12pt" style:language-asian="ja" style:country-asian="JP" style:font-name-complex="Kinnari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Mincho" style:font-family-asian="TakaoPMincho" style:font-size-asian="16pt" style:font-name-complex="Umpush" style:font-family-complex="Umpush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name-asian="TakaoPMincho" style:font-family-asian="TakaoPMincho" style:font-name-complex="Kinnari1" style:font-family-complex="Kinnari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name-asian="TakaoPMincho" style:font-family-asian="TakaoPMincho" style:font-size-asian="12pt" style:font-style-asian="italic" style:font-name-complex="Kinnari1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name-asian="TakaoPMincho" style:font-family-asian="TakaoPMincho" style:font-name-complex="Kinnari1" style:font-family-complex="Kinnari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rawing" style:family="paragraph" style:parent-style-name="Caption" style:class="extra"/>
    <style:style style:name="Text" style:family="paragraph" style:parent-style-name="Caption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MS PGothic" style:font-family-asian="'MS PGothic'" style:font-family-generic-asian="modern" style:font-pitch-asian="fixed" style:font-name-complex="Liberation Mono" style:font-family-complex="'Liberation Mono'" style:font-family-generic-complex="modern" style:font-pitch-complex="fixed" loext:shadow="none"/>
    </style:style>
    <style:style style:name="Teletype" style:family="text">
      <style:text-properties style:font-name="Liberation Mono" fo:font-family="'Liberation Mono'" style:font-family-generic="modern" style:font-pitch="fixed" style:font-name-asian="MS PGothic" style:font-family-asian="'MS PGothi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ntitled1" style:family="text" style:parent-style-name="Source_20_Text">
      <style:text-properties fo:font-style="italic" loext:shadow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7T18:28:06.314196873</meta:creation-date>
    <dc:date>2019-08-08T12:20:24.911785107</dc:date>
    <meta:editing-duration>PT24M54S</meta:editing-duration>
    <meta:editing-cycles>20</meta:editing-cycles>
    <meta:generator>LibreOffice/5.4.5.1$Linux_X86_64 LibreOffice_project/79c9829dd5d8054ec39a82dc51cd9eff340dbee8</meta:generator>
    <meta:document-statistic meta:table-count="0" meta:image-count="0" meta:object-count="0" meta:page-count="1" meta:paragraph-count="5" meta:word-count="158" meta:character-count="981" meta:non-whitespace-character-count="828"/>
  </office:meta>
</office:document-meta>
</file>